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0000026B900000F9213A7F4E3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PI_5f_Title">
      <style:text-properties style:use-window-font-color="true" style:font-name="Trebuchet MS1"/>
    </style:style>
    <style:style style:name="P6" style:family="paragraph" style:parent-style-name="AssPI_5f_Id">
      <style:text-properties style:use-window-font-color="true" style:font-name="Trebuchet MS1" fo:font-size="9pt" style:font-name-asian="Courier New2" style:font-size-asian="9pt" style:font-name-complex="Courier New2" style:font-size-complex="9pt"/>
    </style:style>
    <style:style style:name="P7" style:family="paragraph" style:parent-style-name="Component_5f_Asset" style:master-page-name="Standard">
      <style:paragraph-properties style:page-number="auto"/>
    </style:style>
    <style:style style:name="P8" style:family="paragraph" style:parent-style-name="AssM_5f_Description">
      <style:text-properties style:use-window-font-color="true" style:font-name="Trebuchet MS1"/>
    </style:style>
    <style:style style:name="P9" style:family="paragraph" style:parent-style-name="Ass_5f_Id">
      <style:text-properties style:use-window-font-color="true" style:font-name="Trebuchet MS1" fo:font-size="11pt" fo:font-weight="bold" style:font-name-asian="Courier New2" style:font-size-asian="11pt" style:font-weight-asian="bold" style:font-name-complex="Courier New2" style:font-size-complex="11pt" style:font-weight-complex="bold"/>
    </style:style>
    <style:style style:name="P10" style:family="paragraph" style:parent-style-name="Ass_5f_Id">
      <style:text-properties style:use-window-font-color="true" style:font-name="Trebuchet MS1" fo:font-size="8.5pt" style:font-name-asian="Courier New2" style:font-size-asian="8.5pt" style:font-name-complex="Courier New2" style:font-size-complex="8.5pt"/>
    </style:style>
    <style:style style:name="P11" style:family="paragraph" style:parent-style-name="Ass_5f_Author">
      <style:text-properties style:use-window-font-color="true" style:font-name="Trebuchet MS1"/>
    </style:style>
    <style:style style:name="P12" style:family="paragraph" style:parent-style-name="Ass_5f_Description">
      <style:text-properties style:use-window-font-color="true" style:font-name="Trebuchet MS1"/>
    </style:style>
    <style:style style:name="P13" style:family="paragraph" style:parent-style-name="Label_5f_Asset">
      <style:text-properties style:use-window-font-color="true" style:font-name="Trebuchet MS1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fo:color="#ff0000" style:font-name="Courier New1" fo:font-size="9pt" fo:language="en" fo:country="US" style:font-size-asian="9pt" style:font-name-complex="Courier New1" style:font-size-complex="9pt"/>
    </style:style>
    <style:style style:name="T4" style:family="text">
      <style:text-properties fo:language="en" fo:country="US"/>
    </style:style>
    <style:style style:name="T5" style:family="text">
      <style:text-properties fo:color="#2a00ff" fo:font-size="10pt" fo:language="en" fo:country="US" style:font-size-asian="10pt" style:font-size-complex="10pt"/>
    </style:style>
    <style:style style:name="T6" style:family="text">
      <style:text-properties fo:color="#2a00ff" style:font-name="Courier New2" fo:font-size="10pt" fo:language="en" fo:country="US" style:font-size-asian="10pt" style:font-size-complex="10pt"/>
    </style:style>
    <style:style style:name="T7" style:family="text">
      <style:text-properties fo:color="#2a00ff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9"><text:bookmark-start text:name="__DdeLink__601_969434788"/><text:span text:style-name="T4">LeastWorseTimeOptimizer</text:span><text:bookmark-end text:name="__DdeLink__601_969434788"/>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10"><text:span text:style-name="T4">&lt;</text:span><text:span text:style-name="T4">http://purl.org/dcc/pt.c03ensaios.dratini.timeOptimizer.LeastWorseTimeOptimizer</text:span><text:span text:style-name="T4">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P11">Kamila Galvani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P12">Selects the best Enquirer according to the least worse time it takes to run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P8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3">Title</text:p>
                </table:table-cell>
                <table:table-cell table:style-name="Tabela2.B1" office:value-type="string">
                  <text:p text:style-name="P5">IOptimizer</text:p>
                </table:table-cell>
              </table:table-row>
              <table:table-row>
                <table:table-cell table:style-name="Tabela2.A2" office:value-type="string">
                  <text:p text:style-name="P13">Id</text:p>
                </table:table-cell>
                <table:table-cell table:style-name="Tabela2.B2" office:value-type="string">
                  <text:p text:style-name="P6">&lt;http://purl.org/dcc/pt.c03ensaios.optimizers.IOptimizer&gt;</text:p>
                </table:table-cell>
              </table:table-row>
              <table:table-row>
                <table:table-cell table:style-name="Tabela2.A2" office:value-type="string">
                  <text:p text:style-name="P13">Description</text:p>
                </table:table-cell>
                <table:table-cell table:style-name="Tabela2.B2" office:value-type="string">
                  <text:p text:style-name="P12">Selects the best Enquirer according to some defined type</text:p>
                </table:table-cell>
              </table:table-row>
            </table:table>
            <text:p text:style-name="P8"/>
            <text:p text:style-name="P8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><draw:frame draw:style-name="fr1" draw:name="figura1" text:anchor-type="paragraph" svg:width="9.913cm" svg:height="3.986cm" draw:z-index="0"><draw:image xlink:href="Pictures/200000B0000026B900000F9213A7F4E3.svm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6T11:31:15.98</dc:date>
    <meta:editing-cycles>31</meta:editing-cycles>
    <meta:editing-duration>P24DT27M50S</meta:editing-duration>
    <meta:generator>BrOffice.org/3.2$Win32 OpenOffice.org_project/320m18$Build-9502</meta:generator>
    <dc:creator>k k</dc:creator>
    <meta:document-statistic meta:table-count="2" meta:image-count="1" meta:object-count="0" meta:page-count="1" meta:paragraph-count="18" meta:word-count="42" meta:character-count="410"/>
    <meta:user-defined meta:name="Template Id">http://purl.org/inloco/dcc/component-specification</meta:user-defined>
  </office:meta>
</office:document-meta>
</file>